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052ba" officeooo:paragraph-rsid="001052ba" style:font-style-asian="normal" style:font-weight-asian="normal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4" style:family="paragraph" style:parent-style-name="Standard" style:list-style-name="L10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5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officeooo:rsid="00158115" officeooo:paragraph-rsid="00158115" style:font-style-asian="normal" style:font-weight-asian="normal" style:font-style-complex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40dd0" officeooo:paragraph-rsid="00160c73" style:font-style-asian="normal" style:font-weight-asian="normal" style:font-style-complex="normal" style:font-weight-complex="normal"/>
    </style:style>
    <style:style style:name="P8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9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40dd0" officeooo:paragraph-rsid="00140dd0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12c9e7" officeooo:paragraph-rsid="0012c9e7" style:font-style-asian="normal" style:font-weight-asian="normal" style:font-style-complex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2c9e7" officeooo:paragraph-rsid="0012c9e7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2c9e7" officeooo:paragraph-rsid="0012c9e7" style:font-style-asian="normal" style:font-weight-asian="normal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1571fc" officeooo:paragraph-rsid="001571fc" style:font-style-asian="normal" style:font-weight-asian="normal" style:font-style-complex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1571fc" officeooo:paragraph-rsid="001571fc" style:font-style-asian="normal" style:font-weight-asian="normal" style:font-style-complex="normal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fo:font-style="normal" style:text-underline-style="none" fo:font-weight="normal" officeooo:rsid="001571fc" officeooo:paragraph-rsid="001571fc" style:font-style-asian="normal" style:font-weight-asian="normal" style:font-style-complex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normal" officeooo:rsid="00160c73" officeooo:paragraph-rsid="00160c73" style:font-style-asian="normal" style:font-weight-asian="normal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tyle="normal" style:text-underline-style="none" fo:font-weight="normal" officeooo:rsid="00160c73" officeooo:paragraph-rsid="00160c73" style:font-style-asian="normal" style:font-weight-asian="normal" style:font-style-complex="normal" style:font-weight-complex="normal"/>
    </style:style>
    <style:style style:name="P19" style:family="paragraph" style:parent-style-name="Standard" style:list-style-name="L11">
      <style:paragraph-properties fo:text-align="start" style:justify-single-word="false"/>
      <style:text-properties fo:font-style="normal" style:text-underline-style="none" fo:font-weight="normal" officeooo:rsid="00160c73" officeooo:paragraph-rsid="00160c73" style:font-style-asian="normal" style:font-weight-asian="normal" style:font-style-complex="normal" style:font-weight-complex="normal"/>
    </style:style>
    <style:style style:name="P20" style:family="paragraph" style:parent-style-name="Standard" style:list-style-name="L8">
      <style:paragraph-properties fo:text-align="start" style:justify-single-word="false"/>
      <style:text-properties fo:font-style="normal" style:text-underline-style="none" fo:font-weight="normal" officeooo:rsid="001633e9" officeooo:paragraph-rsid="001633e9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19670" officeooo:paragraph-rsid="00119670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af02b" officeooo:paragraph-rsid="001af02b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b3d21" officeooo:paragraph-rsid="001b3d21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b6421" officeooo:paragraph-rsid="001b6421" style:font-style-asian="normal" style:font-weight-asian="normal" style:font-style-complex="normal" style:font-weight-complex="normal"/>
    </style:style>
    <style:style style:name="P25" style:family="paragraph" style:parent-style-name="Standard" style:list-style-name="L1" style:master-page-name="Standard">
      <style:paragraph-properties fo:text-align="start" style:justify-single-word="false" style:page-number="auto"/>
      <style:text-properties fo:font-style="normal" style:text-underline-style="none" fo:font-weight="normal" officeooo:rsid="001052ba" officeooo:paragraph-rsid="001052ba" style:font-style-asian="normal" style:font-weight-asian="normal" style:font-style-complex="normal" style:font-weight-complex="normal"/>
    </style:style>
    <style:style style:name="T1" style:family="text">
      <style:text-properties officeooo:rsid="0012c9e7"/>
    </style:style>
    <style:style style:name="T2" style:family="text">
      <style:text-properties officeooo:rsid="00140dd0"/>
    </style:style>
    <style:style style:name="T3" style:family="text">
      <style:text-properties officeooo:rsid="00158115"/>
    </style:style>
    <style:style style:name="T4" style:family="text">
      <style:text-properties officeooo:rsid="00160c73"/>
    </style:style>
    <style:style style:name="T5" style:family="text">
      <style:text-properties fo:background-color="#00ff7f" loext:char-shading-value="0"/>
    </style:style>
    <style:style style:name="T6" style:family="text">
      <style:text-properties officeooo:rsid="00160c73" fo:background-color="#00ff7f" loext:char-shading-value="0"/>
    </style:style>
    <style:style style:name="T7" style:family="text">
      <style:text-properties officeooo:rsid="001633e9"/>
    </style:style>
    <style:style style:name="T8" style:family="text">
      <style:text-properties officeooo:rsid="001834ca"/>
    </style:style>
    <style:style style:name="T9" style:family="text">
      <style:text-properties officeooo:rsid="0019c152"/>
    </style:style>
    <style:style style:name="T10" style:family="text">
      <style:text-properties officeooo:rsid="001b3d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88512521" text:style-name="L1">
        <text:list-item>
          <text:p text:style-name="P25">Planungsphase</text:p>
          <text:list>
            <text:list-item>
              <text:p text:style-name="P1">Regeln des Spiels</text:p>
              <text:list>
                <text:list-item>
                  <text:p text:style-name="P1">Bedingungen für den Sieg:</text:p>
                  <text:list>
                    <text:list-item>
                      <text:p text:style-name="P1">Hauptquartier des Gegners besetzen.</text:p>
                    </text:list-item>
                    <text:list-item>
                      <text:p text:style-name="P1">Alle gegnerischen Einheiten zerstören.</text:p>
                    </text:list-item>
                  </text:list>
                </text:list-item>
                <text:list-item>
                  <text:p text:style-name="P2">Ressourcen:</text:p>
                </text:list-item>
              </text:list>
            </text:list-item>
          </text:list>
        </text:list-item>
      </text:list>
      <text:list xml:id="list2716682013" text:style-name="L2">
        <text:list-item>
          <text:list>
            <text:list-item>
              <text:list>
                <text:list-item>
                  <text:list>
                    <text:list-item>
                      <text:p text:style-name="P3">am Anfang der Runde wird ein fest eingestellter Betrag „Credits“ pro besetztem Gebäude ausgeschüttet</text:p>
                    </text:list-item>
                  </text:list>
                </text:list-item>
              </text:list>
            </text:list-item>
          </text:list>
        </text:list-item>
      </text:list>
      <text:list xml:id="list231742206892914" text:continue-list="list4188512521" text:style-name="L1">
        <text:list-item>
          <text:list>
            <text:list-item>
              <text:list>
                <text:list-item>
                  <text:p text:style-name="P1">Gebäude <text:span text:style-name="T4">besetzen</text:span>:</text:p>
                </text:list-item>
              </text:list>
            </text:list-item>
          </text:list>
        </text:list-item>
      </text:list>
      <text:list xml:id="list3027465622" text:style-name="L3">
        <text:list-item>
          <text:list>
            <text:list-item>
              <text:list>
                <text:list-item>
                  <text:list>
                    <text:list-item>
                      <text:p text:style-name="P6">nur Infanterie kann Gebäude einnehmen</text:p>
                    </text:list-item>
                    <text:list-item>
                      <text:p text:style-name="P6">Gebäude haben 20 Besatzungspunkte</text:p>
                    </text:list-item>
                    <text:list-item>
                      <text:p text:style-name="P6">wird der Befehl zum Besetzen gegeben, dann werden die aktuellen Lebenspunkte der Einheit von den Besatzungspunkten abgezogen (im optimalen Fall dauert es <text:s/><text:span text:style-name="T4">zwei</text:span> Runden, um ein Gebäude einzunehmen)</text:p>
                    </text:list-item>
                    <text:list-item>
                      <text:p text:style-name="P6">keine weiteren Aktionen mehr möglich</text:p>
                    </text:list-item>
                  </text:list>
                </text:list-item>
              </text:list>
            </text:list-item>
          </text:list>
        </text:list-item>
      </text:list>
      <text:list xml:id="list231741740841616" text:continue-list="list231742206892914" text:style-name="L1">
        <text:list-item>
          <text:list>
            <text:list-item>
              <text:list>
                <text:list-item>
                  <text:p text:style-name="P1">Bewegung:</text:p>
                </text:list-item>
              </text:list>
            </text:list-item>
          </text:list>
        </text:list-item>
      </text:list>
      <text:list xml:id="list4151930848" text:style-name="L4">
        <text:list-item>
          <text:list>
            <text:list-item>
              <text:list>
                <text:list-item>
                  <text:list>
                    <text:list-item>
                      <text:p text:style-name="P11">nur einmal pro Runde</text:p>
                    </text:list-item>
                    <text:list-item>
                      <text:p text:style-name="P11">nur auf erlaubtem Terrain (z.B. Seeeinheiten nur im Wasser)</text:p>
                    </text:list-item>
                    <text:list-item>
                      <text:p text:style-name="P11">immer vor dem Kampf/<text:span text:style-name="T2">Besetzung</text:span>, danach nicht mehr möglich</text:p>
                    </text:list-item>
                  </text:list>
                </text:list-item>
              </text:list>
            </text:list-item>
          </text:list>
        </text:list-item>
      </text:list>
      <text:list xml:id="list231740887616183" text:continue-list="list231741740841616" text:style-name="L1">
        <text:list-item>
          <text:list>
            <text:list-item>
              <text:list>
                <text:list-item>
                  <text:p text:style-name="P1">Kampf:</text:p>
                </text:list-item>
              </text:list>
            </text:list-item>
          </text:list>
        </text:list-item>
      </text:list>
      <text:list xml:id="list1583130530" text:style-name="L5">
        <text:list-item>
          <text:list>
            <text:list-item>
              <text:list>
                <text:list-item>
                  <text:list>
                    <text:list-item>
                      <text:p text:style-name="P12">der Angreifer verursacht Schaden, sofern der Verteidiger danach noch am Leben ist, schießt er zurück</text:p>
                    </text:list-item>
                    <text:list-item>
                      <text:p text:style-name="P12">manche Einheiten können nur schießen, wenn sie sich vorher nicht bewegt haben (z.B. Artillerie)</text:p>
                    </text:list-item>
                    <text:list-item>
                      <text:p text:style-name="P12">es gilt ein Stein-Schere-Papier Prinzip: manche Einheiten sind besonders stark gegen den einen Truppentyp, aber dafür besonders schwach gegen einen anderen</text:p>
                    </text:list-item>
                  </text:list>
                </text:list-item>
              </text:list>
            </text:list-item>
          </text:list>
        </text:list-item>
      </text:list>
      <text:list xml:id="list231740440137024" text:continue-list="list231740887616183" text:style-name="L1">
        <text:list-item>
          <text:list>
            <text:list-item>
              <text:list>
                <text:list-item>
                  <text:p text:style-name="P1">Versorgung:</text:p>
                </text:list-item>
              </text:list>
            </text:list-item>
          </text:list>
        </text:list-item>
      </text:list>
      <text:list xml:id="list1478765620" text:style-name="L6">
        <text:list-item>
          <text:list>
            <text:list-item>
              <text:list>
                <text:list-item>
                  <text:list>
                    <text:list-item>
                      <text:p text:style-name="P14">die Truppentransporter<text:span text:style-name="T5"> </text:span><text:span text:style-name="T6">(auch See?)</text:span> verfügen auch über die Fähigkeit Einheiten in einem der vier angrenzenden Felder mit Munition und Sprit zu versorgen</text:p>
                    </text:list-item>
                    <text:list-item>
                      <text:p text:style-name="P14">dies geschieht entweder auf Befehl oder automatisch am Anfang einer Runde</text:p>
                    </text:list-item>
                    <text:list-item>
                      <text:p text:style-name="P17">steht eine Einheit auf einem, vom eigenen Team besetzten, Gebäude werden automatisch am Anfang der Runde Sprit und Munition aufgefüllt</text:p>
                    </text:list-item>
                    <text:list-item>
                      <text:p text:style-name="P14">kostenlos</text:p>
                    </text:list-item>
                  </text:list>
                </text:list-item>
              </text:list>
            </text:list-item>
          </text:list>
        </text:list-item>
      </text:list>
      <text:list xml:id="list231741936159300" text:continue-list="list231740440137024" text:style-name="L1">
        <text:list-item>
          <text:list>
            <text:list-item>
              <text:list>
                <text:list-item>
                  <text:p text:style-name="P1">Sprit:</text:p>
                </text:list-item>
              </text:list>
            </text:list-item>
          </text:list>
        </text:list-item>
      </text:list>
      <text:list xml:id="list3249468525" text:style-name="L7">
        <text:list-item>
          <text:list>
            <text:list-item>
              <text:list>
                <text:list-item>
                  <text:list>
                    <text:list-item>
                      <text:p text:style-name="P18">wird bei Bewegung abgezogen</text:p>
                    </text:list-item>
                    <text:list-item>
                      <text:p text:style-name="P7">abhängig von Terrain und Wetter</text:p>
                    </text:list-item>
                    <text:list-item>
                      <text:p text:style-name="P18">manche Einheiten verbrauchen Sprit auch am Anfang der Runde, z.B. ein Helikopter um in der Luft zu bleiben</text:p>
                    </text:list-item>
                    <text:list-item>
                      <text:p text:style-name="P8">wenn der Sprit leer ist:</text:p>
                      <text:list>
                        <text:list-item>
                          <text:p text:style-name="P8">Landfahrzeuge können sich nicht mehr bewegen, aber wieder aufgetankt werden</text:p>
                        </text:list-item>
                        <text:list-item>
                          <text:p text:style-name="P8">Lufteinheiten stürzen ab und gelten als zerstört</text:p>
                        </text:list-item>
                        <text:list-item>
                          <text:p text:style-name="P8">Seeeinheiten gehen unter und gelten als zerstört</text:p>
                        </text:list-item>
                      </text:list>
                    </text:list-item>
                    <text:list-item>
                      <text:p text:style-name="P8"/>
                    </text:list-item>
                  </text:list>
                </text:list-item>
              </text:list>
            </text:list-item>
          </text:list>
        </text:list-item>
      </text:list>
      <text:list xml:id="list231740851902318" text:continue-list="list231741936159300" text:style-name="L1">
        <text:list-item>
          <text:list>
            <text:list-item>
              <text:list>
                <text:list-item>
                  <text:p text:style-name="P1">Munition:</text:p>
                </text:list-item>
              </text:list>
            </text:list-item>
          </text:list>
        </text:list-item>
      </text:list>
      <text:list xml:id="list382707521" text:style-name="L8">
        <text:list-item>
          <text:list>
            <text:list-item>
              <text:list>
                <text:list-item>
                  <text:list>
                    <text:list-item>
                      <text:p text:style-name="P9">wird verbraucht, wenn das Hauptgeschütz abgefeuert wird</text:p>
                    </text:list-item>
                    <text:list-item>
                      <text:p text:style-name="P9">ist die Munition verbraucht, kann die Einheit nicht mehr angreifen</text:p>
                    </text:list-item>
                    <text:list-item>
                      <text:p text:style-name="P9">manche Einheiten verfügen über eine zweite Waffe, z.B. der Panzer kann sein MG verwenden, wenn die Munition des Hauptgeschütz verbraucht ist</text:p>
                    </text:list-item>
                    <text:list-item>
                      <text:p text:style-name="P15">manche Einheiten benötigen keine Munition (fügen dafür aber weniger Schaden <text:span text:style-name="T9">zu</text:span>)</text:p>
                    </text:list-item>
                    <text:list-item>
                      <text:p text:style-name="P20">das Hauptgeschütz wird nur verwendet, wenn es Sinn macht (z.B. Panzer gegen <text:soft-page-break/>Panzer macht Sinn, aber Panzer gegen Infanterie macht keinen Sinn, daher wird dann das MG des Panzer verwendet)</text:p>
                    </text:list-item>
                  </text:list>
                </text:list-item>
              </text:list>
            </text:list-item>
          </text:list>
        </text:list-item>
      </text:list>
      <text:list xml:id="list231741680588787" text:continue-list="list231740851902318" text:style-name="L1">
        <text:list-item>
          <text:list>
            <text:list-item>
              <text:list>
                <text:list-item>
                  <text:p text:style-name="P1">Produktion von Einheiten:</text:p>
                </text:list-item>
              </text:list>
            </text:list-item>
          </text:list>
        </text:list-item>
      </text:list>
      <text:list xml:id="list3350897337" text:style-name="L9">
        <text:list-item>
          <text:list>
            <text:list-item>
              <text:list>
                <text:list-item>
                  <text:list>
                    <text:list-item>
                      <text:p text:style-name="P16">am Flughafen, <text:span text:style-name="T3">Hafen bzw. in der Fabrik können Einheiten gegen „Credits“ erworben werden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1741758328516" text:continue-list="list231741680588787" text:style-name="L1">
        <text:list-item>
          <text:list>
            <text:list-item>
              <text:list>
                <text:list-item>
                  <text:p text:style-name="P10">Zusammenlegen von Einheiten:</text:p>
                </text:list-item>
              </text:list>
            </text:list-item>
          </text:list>
        </text:list-item>
      </text:list>
      <text:list xml:id="list2045042072" text:style-name="L10">
        <text:list-item>
          <text:list>
            <text:list-item>
              <text:list>
                <text:list-item>
                  <text:list>
                    <text:list-item>
                      <text:p text:style-name="P4">zwei Einheiten desselben Typs können zusammengelegt werden</text:p>
                    </text:list-item>
                    <text:list-item>
                      <text:p text:style-name="P4">dabei werden die momentanen Lebenspunkte addiert</text:p>
                    </text:list-item>
                    <text:list-item>
                      <text:p text:style-name="P4">die Lebenspunkte können allerdings zehn nicht übersteigen</text:p>
                    </text:list-item>
                    <text:list-item>
                      <text:p text:style-name="P4">die „neue“ Einheit kann danach keine Aktionen mehr ausführen</text:p>
                    </text:list-item>
                    <text:list-item>
                      <text:p text:style-name="P4">ABER: es ist möglich, dass Einheit A die ihr zur Verfügung stehenden Aktionen ausführt und dann kann Einheit B trotzdem noch den Befehl zum zusammenlegen geben</text:p>
                    </text:list-item>
                  </text:list>
                </text:list-item>
              </text:list>
            </text:list-item>
          </text:list>
        </text:list-item>
      </text:list>
      <text:list xml:id="list231741401235192" text:continue-list="list231741758328516" text:style-name="L1">
        <text:list-item>
          <text:list>
            <text:list-item>
              <text:list>
                <text:list-item>
                  <text:p text:style-name="P10">Wiederauffüllen der Lebenspunkte von Einheiten:</text:p>
                </text:list-item>
              </text:list>
            </text:list-item>
          </text:list>
        </text:list-item>
      </text:list>
      <text:list xml:id="list112898982" text:style-name="L11">
        <text:list-item>
          <text:list>
            <text:list-item>
              <text:list>
                <text:list-item>
                  <text:list>
                    <text:list-item>
                      <text:p text:style-name="P5">befindet sich eine Einheit am Anfang einer Runde auf einem, von ihrem Team besetzten, Gebäude, dann werden zwei Lebenspunkte wieder hergestellt</text:p>
                    </text:list-item>
                    <text:list-item>
                      <text:p text:style-name="P5">dabei werden Anteilig die Kosten <text:span text:style-name="T4">abgezogen (Kostet die Einheit also 5000 Credits, dann kostet das Wiederauffüllen 1000 Credits)</text:span></text:p>
                    </text:list-item>
                    <text:list-item>
                      <text:p text:style-name="P19">reichen die Credits nicht aus, werden die Lebenspunkte nicht aufgefüllt</text:p>
                    </text:list-item>
                  </text:list>
                </text:list-item>
              </text:list>
            </text:list-item>
          </text:list>
        </text:list-item>
      </text:list>
      <text:list xml:id="list231741838379787" text:continue-list="list231741401235192" text:style-name="L1">
        <text:list-item>
          <text:list>
            <text:list-item>
              <text:p text:style-name="P1">Was macht man eigentlich?</text:p>
              <text:list>
                <text:list-item>
                  <text:p text:style-name="P1">Ich guck mir die Karte an und suche POI, wo wird es abgehen und welche generellen Taktiken machen hier Sinn</text:p>
                </text:list-item>
                <text:list-item>
                  <text:p text:style-name="P21">Ich ziehe meine Einheiten kontinuierlich in Richtung des HQ des Gegners.</text:p>
                </text:list-item>
                <text:list-item>
                  <text:p text:style-name="P21">Bei Kämpfen greift immer zuerst die Artillerie die wertvollen Ziele des Gegners an.</text:p>
                </text:list-item>
                <text:list-item>
                  <text:p text:style-name="P21">Bei Kämpfen bewerte ich das Verhältnis von wie viel Schaden machen ich zu wie viel Schaden erhalte ich. Danach wähle ich aus, wer wen angreift.</text:p>
                </text:list-item>
                <text:list-item>
                  <text:p text:style-name="P21">Ich versuche meine Einheiten so aufzustellen, dass die <text:span text:style-name="T1">wertvollen</text:span> Einheiten möglichst nicht angreifbar sind oder sehr wenig Schaden nehmen.</text:p>
                </text:list-item>
                <text:list-item>
                  <text:p text:style-name="P21">Ich ziehe die Einheiten, die sowieso nicht angreifen können immer zuerst. Dabei wähle ich eine Reihenfolge, bei der die wichtigen Einheiten am weitesten vorankommen.</text:p>
                </text:list-item>
                <text:list-item>
                  <text:p text:style-name="P21">Ich produziere <text:span text:style-name="T7">am Anfang des Spiels</text:span><text:span text:style-name="T7"><text:page-count>3</text:page-count></text:span> Infanterie und <text:span text:style-name="T1">Truppentransporter</text:span> um so viele Gebäude wie möglich so schnell wie möglich einzunehmen, erst dann fange ich an meine Einheiten zu spezialisieren.</text:p>
                </text:list-item>
                <text:list-item>
                  <text:p text:style-name="P21">Am Ende der Runde produziere ich neue Einheiten. Da ich zu diesem Zeitpunkt wahrscheinlich mehr über die gegnerische Truppenzusammensetzung weiß und dadurch besser auswählen kann, welche Einheiten sinnvoller sind.</text:p>
                </text:list-item>
                <text:list-item>
                  <text:p text:style-name="P13">Ich versuche stets sinnvolle Trupps zu bilden: z.B. 3 Panzer + 1 Artillerie, 1 Bomber + 1 Abfangjäger, 1 schwerer Kreuzer + 2 Kreuzer + 1 U-Boot, …</text:p>
                </text:list-item>
                <text:list-item>
                  <text:p text:style-name="P13">Ich versuche stets zu verhindern, dass der Gegner Gebäude einnimmt, bzw. versuche den Prozess zu verlangsamen, indem ich die einnehmenden Infanteristen bevorzugt angreife.</text:p>
                </text:list-item>
              </text:list>
            </text:list-item>
            <text:list-item>
              <text:p text:style-name="P1">Taktiken:</text:p>
              <text:list>
                <text:list-item>
                  <text:p text:style-name="P1">nur Infanterie</text:p>
                </text:list-item>
                <text:list-item>
                  <text:p text:style-name="P1">nur Panzer und Luftabwehr</text:p>
                </text:list-item>
                <text:list-item>
                  <text:p text:style-name="P1">nur Lufteinheiten (macht das überhaupt Sinn?)</text:p>
                </text:list-item>
                <text:list-item>
                  <text:p text:style-name="P1">nur Seeeinheiten (macht das überhaupt Sinn?)</text:p>
                </text:list-item>
                <text:list-item>
                  <text:p text:style-name="P1">hinterrücks das Hauptquartier angreifen</text:p>
                </text:list-item>
                <text:list-item>
                  <text:p text:style-name="P1">genügend Gebäude einnehmen und sich einigeln, bei genug Ressourcenvorteil <text:span text:style-name="T8">angreifen</text:span></text:p>
                </text:list-item>
                <text:list-item>
                  <text:p text:style-name="P24">Zergen mit billig Einheiten</text:p>
                </text:list-item>
                <text:list-item>
                  <text:p text:style-name="P24"/>
                </text:list-item>
              </text:list>
            </text:list-item>
            <text:list-item>
              <text:p text:style-name="P22"><text:soft-page-break/>Befehlsstruktur:</text:p>
              <text:list>
                <text:list-item>
                  <text:p text:style-name="P22">Befehle des Generals</text:p>
                  <text:list>
                    <text:list-item>
                      <text:p text:style-name="P22">Trupp beweg<text:span text:style-name="T10">t</text:span> sich auf das gegnerische HQ zu</text:p>
                    </text:list-item>
                    <text:list-item>
                      <text:p text:style-name="P22"><text:span text:style-name="T10">Trupp schleicht sich in die gegnerische Basis um das HQ einzunehmen</text:span></text:p>
                    </text:list-item>
                    <text:list-item>
                      <text:p text:style-name="P22">Trupp verteid<text:span text:style-name="T10">t</text:span> die eigene Basis</text:p>
                    </text:list-item>
                    <text:list-item>
                      <text:p text:style-name="P23">Trupp bewegt sich zu POI</text:p>
                    </text:list-item>
                    <text:list-item>
                      <text:p text:style-name="P23">Trupp verteidigt POI</text:p>
                    </text:list-item>
                    <text:list-item>
                      <text:p text:style-name="P23">Trupp besetzt POI</text:p>
                    </text:list-item>
                    <text:list-item>
                      <text:p text:style-name="P23"/>
                    </text:list-item>
                  </text:list>
                </text:list-item>
                <text:list-item>
                  <text:p text:style-name="P22">Befehle der Truppe</text:p>
                  <text:list>
                    <text:list-item>
                      <text:p text:style-name="P23">Vorrücken</text:p>
                    </text:list-item>
                    <text:list-item>
                      <text:p text:style-name="P24">An Position sammeln</text:p>
                    </text:list-item>
                    <text:list-item>
                      <text:p text:style-name="P23">Position halten</text:p>
                    </text:list-item>
                    <text:list-item>
                      <text:p text:style-name="P23">Auf Nachschub warten</text:p>
                    </text:list-item>
                    <text:list-item>
                      <text:p text:style-name="P24">Heilen</text:p>
                    </text:list-item>
                    <text:list-item>
                      <text:p text:style-name="P24">POI besetzen</text:p>
                    </text:list-item>
                    <text:list-item>
                      <text:p text:style-name="P24">Rückzug</text:p>
                    </text:list-item>
                    <text:list-item>
                      <text:p text:style-name="P24"/>
                    </text:list-item>
                  </text:list>
                </text:list-item>
                <text:list-item>
                  <text:p text:style-name="P22">Befehle der Einheit</text:p>
                  <text:list>
                    <text:list-item>
                      <text:p text:style-name="P22">Bewegen</text:p>
                    </text:list-item>
                    <text:list-item>
                      <text:p text:style-name="P22">Warten</text:p>
                    </text:list-item>
                    <text:list-item>
                      <text:p text:style-name="P22">Angreifen</text:p>
                    </text:list-item>
                    <text:list-item>
                      <text:p text:style-name="P22">Besetzen</text:p>
                    </text:list-item>
                    <text:list-item>
                      <text:p text:style-name="P22">Einladen</text:p>
                    </text:list-item>
                    <text:list-item>
                      <text:p text:style-name="P22">Ausladen</text:p>
                    </text:list-item>
                    <text:list-item>
                      <text:p text:style-name="P22">Versorgen</text:p>
                    </text:list-item>
                    <text:list-item>
                      <text:p text:style-name="P22"/>
                    </text:list-item>
                  </text:list>
                </text:list-item>
                <text:list-item>
                  <text:p text:style-name="P22">Points of interest</text:p>
                </text:list-item>
              </text:list>
            </text:list-item>
            <text:list-item>
              <text:p text:style-name="P24">Einheitenranking:</text:p>
            </text:list-item>
          </text:list>
        </text:list-item>
        <text:list-item>
          <text:p text:style-name="P1">Implementierungsphase</text:p>
        </text:list-item>
        <text:list-item>
          <text:p text:style-name="P1">Testphase</text:p>
        </text:list-item>
        <text:list-item>
          <text:p text:style-name="P1">Erwähnenswerte Proble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 Unicode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Lucida Sans Unicode" style:font-family-asian="'Lucida Sans Unicode'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Roßberg</meta:initial-creator>
    <meta:creation-date>2011-10-19T17:11:44</meta:creation-date>
    <dc:date>2019-06-18T23:17:39.893000000</dc:date>
    <meta:editing-cycles>17</meta:editing-cycles>
    <meta:editing-duration>PT2H26M33S</meta:editing-duration>
    <meta:generator>LibreOffice/5.3.6.1$Windows_x86 LibreOffice_project/686f202eff87ef707079aeb7f485847613344eb7</meta:generator>
    <meta:document-statistic meta:table-count="0" meta:image-count="0" meta:object-count="0" meta:page-count="3" meta:paragraph-count="104" meta:word-count="907" meta:character-count="5673" meta:non-whitespace-character-count="4968"/>
  </office:meta>
</office:document-meta>
</file>